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ndard Symbols L" svg:font-family="'Standard Symbols L'" style:font-pitch="variable" style:font-charset="x-symbol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362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6807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1.1835in"/>
    </style:style>
    <style:style style:name="co8" style:family="table-column">
      <style:table-column-properties fo:break-before="auto" style:column-width="0.8638in"/>
    </style:style>
    <style:style style:name="co9" style:family="table-column">
      <style:table-column-properties fo:break-before="auto" style:column-width="0.7346in"/>
    </style:style>
    <style:style style:name="co10" style:family="table-column">
      <style:table-column-properties fo:break-before="auto" style:column-width="0.5409in"/>
    </style:style>
    <style:style style:name="co11" style:family="table-column">
      <style:table-column-properties fo:break-before="auto" style:column-width="1.8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 style:data-style-name="N120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 style:data-style-name="N124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 style:data-style-name="N123">
      <style:table-cell-properties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text-underline-style="solid" style:text-underline-width="auto" style:text-underline-color="font-color"/>
    </style:style>
    <style:style style:name="ce15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Standard Symbols L" style:text-underline-style="solid" style:text-underline-width="auto" style:text-underline-color="font-color"/>
    </style:style>
    <style:style style:name="ce1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Standard Symbols L"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style:text-position="sub 58%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>
            <draw:frame table:end-cell-address="Sheet2.D18" table:end-x="0.835in" table:end-y="0.0941in" draw:z-index="0" draw:style-name="gr1" svg:width="3.502in" svg:height="2.9402in" svg:x="0in" svg:y="0in">
              <draw:object draw:notify-on-update-of-ranges="Sheet3.B5:Sheet3.B17 Sheet3.F5:Sheet3.F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2.H17" table:end-x="0.4138in" table:end-y="0.1012in" draw:z-index="1" draw:style-name="gr1" svg:width="3.1453in" svg:height="2.7591in" svg:x="0.8244in" svg:y="0.0209in">
              <draw:object draw:notify-on-update-of-ranges="Sheet3.C5:Sheet3.C17 Sheet3.F5:Sheet3.F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2.H34" table:end-x="0.089in" table:end-y="0.0346in" draw:z-index="3" draw:style-name="gr1" svg:width="3.1461in" svg:height="2.7551in" svg:x="0.4988in" svg:y="0.1256in">
              <draw:object draw:notify-on-update-of-ranges="Sheet3.E5:Sheet3.E17 Sheet3.I5:Sheet3.I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>
            <draw:frame table:end-cell-address="Sheet2.D34" table:end-x="0.5205in" table:end-y="0.1496in" draw:z-index="2" draw:style-name="gr1" svg:width="3.1547in" svg:height="2.7551in" svg:x="0.0327in" svg:y="0.0732in">
              <draw:object draw:notify-on-update-of-ranges="Sheet3.I5:Sheet3.I17 Sheet3.B5:Sheet3.B1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5">
          <table:table-cell table:number-columns-repeated="4"/>
        </table:table-row>
        <table:table-row table:style-name="ro1">
          <table:table-cell>
            <draw:frame table:end-cell-address="Sheet2.D51" table:end-x="0.4902in" table:end-y="0.0551in" draw:z-index="4" draw:style-name="gr1" svg:width="3.1457in" svg:height="2.7551in" svg:x="0.0114in" svg:y="0.1465in">
              <draw:object draw:notify-on-update-of-ranges="Sheet3.E5:Sheet3.E17 Sheet3.B5:Sheet3.B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Sheet2.H50" table:end-x="0.0571in" table:end-y="0.0866in" draw:z-index="5" draw:style-name="gr1" svg:width="3.1461in" svg:height="2.7551in" svg:x="0.4669in" svg:y="0.0106in">
              <draw:object draw:notify-on-update-of-ranges="Sheet3.E5:Sheet3.E17 Sheet3.C5:Sheet3.C1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default-cell-style-name="ce11"/>
        <table:table-column table:style-name="co6" table:default-cell-style-name="ce12"/>
        <table:table-column table:style-name="co7" table:default-cell-style-name="ce10"/>
        <table:table-column table:style-name="co8" table:default-cell-style-name="ce10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4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row table:style-name="ro2">
          <table:table-cell table:style-name="ce1" table:number-columns-repeated="3"/>
          <table:table-cell table:style-name="Default" table:number-columns-repeated="2"/>
          <table:table-cell table:style-name="ce14" office:value-type="string">
            <text:p>Solar System Bodies</text:p>
          </table:table-cell>
          <table:table-cell table:style-name="ce1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Mass</text:p>
          </table:table-cell>
          <table:table-cell table:style-name="ce2" office:value-type="string">
            <text:p>Density</text:p>
          </table:table-cell>
          <table:table-cell table:style-name="ce2" office:value-type="string">
            <text:p>Diameter</text:p>
          </table:table-cell>
          <table:table-cell table:style-name="ce2" office:value-type="string">
            <text:p>Oblateness*</text:p>
          </table:table-cell>
          <table:table-cell table:style-name="ce2" office:value-type="string">
            <text:p>Orbital Semimajor</text:p>
          </table:table-cell>
          <table:table-cell table:style-name="ce2" office:value-type="string">
            <text:p>Orbital</text:p>
          </table:table-cell>
          <table:table-cell table:style-name="ce16" office:value-type="string">
            <text:p>m</text:p>
          </table:table-cell>
          <table:table-cell table:style-name="ce2" office:value-type="string">
            <text:p># of</text:p>
          </table:table-cell>
          <table:table-cell table:style-name="ce2" office:value-type="string">
            <text:p>Composition</text:p>
          </table:table-cell>
          <table:table-cell table:style-name="ce2" office:value-type="string">
            <text:p>Atmosphere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3"/>
          <table:table-cell table:style-name="ce3" office:value-type="string">
            <text:p><text:s/>(M<text:span text:style-name="T1">E</text:span>)</text:p>
          </table:table-cell>
          <table:table-cell table:style-name="ce3" office:value-type="string">
            <text:p>(g/cm^3)</text:p>
          </table:table-cell>
          <table:table-cell table:style-name="ce3" office:value-type="string">
            <text:p>(km)</text:p>
          </table:table-cell>
          <table:table-cell table:style-name="ce3"/>
          <table:table-cell table:style-name="ce3" office:value-type="string">
            <text:p>Axis (AU)</text:p>
          </table:table-cell>
          <table:table-cell table:style-name="ce3" office:value-type="string">
            <text:p>Eccentricity</text:p>
          </table:table-cell>
          <table:table-cell table:style-name="ce17"/>
          <table:table-cell table:style-name="ce3" office:value-type="string">
            <text:p>Moons</text:p>
          </table:table-cell>
          <table:table-cell table:style-name="ce3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.00</text:p>
          </table:table-cell>
          <table:table-cell office:value-type="float" office:value="5.5">
            <text:p>5.5</text:p>
          </table:table-cell>
          <table:table-cell office:value-type="float" office:value="12760">
            <text:p>12,760</text:p>
          </table:table-cell>
          <table:table-cell office:value-type="float" office:value="0.0033">
            <text:p>0.0033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1700000">
            <text:p>1,700,000</text:p>
          </table:table-cell>
          <table:table-cell office:value-type="float" office:value="1">
            <text:p>1</text:p>
          </table:table-cell>
          <table:table-cell office:value-type="string">
            <text:p>rock</text:p>
          </table:table-cell>
          <table:table-cell office:value-type="string">
            <text:p>78% N, 21% O, 1% other</text:p>
          </table:table-cell>
          <table:table-cell/>
          <table:table-cell office:value-type="string">
            <text:p>A</text:p>
          </table:table-cell>
          <table:table-cell office:value-type="string">
            <text:p>earth</text:p>
          </table:table-cell>
          <table:table-cell/>
        </table:table-row>
        <table:table-row table:style-name="ro4">
          <table:table-cell office:value-type="string">
            <text:p>B</text:p>
          </table:table-cell>
          <table:table-cell office:value-type="float" office:value="17">
            <text:p>17.00</text:p>
          </table:table-cell>
          <table:table-cell office:value-type="float" office:value="2">
            <text:p>2.0</text:p>
          </table:table-cell>
          <table:table-cell office:value-type="float" office:value="49500">
            <text:p>49,500</text:p>
          </table:table-cell>
          <table:table-cell table:style-name="ce13" office:value-type="float" office:value="0.017">
            <text:p>0.017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24000">
            <text:p>24,000</text:p>
          </table:table-cell>
          <table:table-cell office:value-type="float" office:value="13">
            <text:p>13</text:p>
          </table:table-cell>
          <table:table-cell office:value-type="string">
            <text:p>gas</text:p>
          </table:table-cell>
          <table:table-cell office:value-type="string">
            <text:p>80% H, 20% He</text:p>
          </table:table-cell>
          <table:table-cell/>
          <table:table-cell office:value-type="string">
            <text:p>B</text:p>
          </table:table-cell>
          <table:table-cell office:value-type="string">
            <text:p>neptune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table:style-name="ce6" office:value-type="float" office:value="0.055">
            <text:p>0.055</text:p>
          </table:table-cell>
          <table:table-cell office:value-type="float" office:value="5.4">
            <text:p>5.4</text:p>
          </table:table-cell>
          <table:table-cell office:value-type="float" office:value="4900">
            <text:p>4,900</text:p>
          </table:table-cell>
          <table:table-cell office:value-type="float" office:value="0">
            <text:p>0.0000</text:p>
          </table:table-cell>
          <table:table-cell office:value-type="float" office:value="0.4">
            <text:p>0.4</text:p>
          </table:table-cell>
          <table:table-cell table:style-name="ce15" office:value-type="float" office:value="0.2">
            <text:p>0.20</text:p>
          </table:table-cell>
          <table:table-cell office:value-type="float" office:value="91000">
            <text:p>91,000</text:p>
          </table:table-cell>
          <table:table-cell office:value-type="float" office:value="0">
            <text:p>0</text:p>
          </table:table-cell>
          <table:table-cell office:value-type="string">
            <text:p>rock</text:p>
          </table:table-cell>
          <table:table-cell office:value-type="string">
            <text:p>trace</text:p>
          </table:table-cell>
          <table:table-cell/>
          <table:table-cell office:value-type="string">
            <text:p>C</text:p>
          </table:table-cell>
          <table:table-cell office:value-type="string">
            <text:p>mercury</text:p>
          </table:table-cell>
          <table:table-cell/>
        </table:table-row>
        <table:table-row table:style-name="ro3">
          <table:table-cell office:value-type="string">
            <text:p>D</text:p>
          </table:table-cell>
          <table:table-cell table:style-name="ce7" office:value-type="float" office:value="221">
            <text:p>221.0</text:p>
          </table:table-cell>
          <table:table-cell table:style-name="ce10" office:value-type="float" office:value="0.37">
            <text:p>0.37</text:p>
          </table:table-cell>
          <table:table-cell office:value-type="float" office:value="386100">
            <text:p>386,100</text:p>
          </table:table-cell>
          <table:table-cell office:value-type="string">
            <text:p>?</text:p>
          </table:table-cell>
          <table:table-cell table:style-name="ce6" office:value-type="float" office:value="0.045">
            <text:p>0.045</text:p>
          </table:table-cell>
          <table:table-cell table:style-name="ce5" office:value-type="float" office:value="0">
            <text:p>0.00</text:p>
          </table:table-cell>
          <table:table-cell table:style-name="ce10" office:value-type="string">
            <text:p>?</text:p>
          </table:table-cell>
          <table:table-cell office:value-type="string">
            <text:p>?</text:p>
          </table:table-cell>
          <table:table-cell table:style-name="ce10" office:value-type="string">
            <text:p>gas</text:p>
          </table:table-cell>
          <table:table-cell office:value-type="string">
            <text:p>H, O, C, H<text:span text:style-name="T2">2</text:span>0</text:p>
          </table:table-cell>
          <table:table-cell/>
          <table:table-cell office:value-type="string">
            <text:p>D</text:p>
          </table:table-cell>
          <table:table-cell office:value-type="string">
            <text:p>HD209458b “Osiris”--Hot Jupiter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table:style-name="ce6" office:value-type="float" office:value="0.005">
            <text:p>0.005</text:p>
          </table:table-cell>
          <table:table-cell office:value-type="float" office:value="2">
            <text:p>2.0</text:p>
          </table:table-cell>
          <table:table-cell office:value-type="float" office:value="2400">
            <text:p>2,400</text:p>
          </table:table-cell>
          <table:table-cell office:value-type="string">
            <text:p>?</text:p>
          </table:table-cell>
          <table:table-cell office:value-type="float" office:value="68">
            <text:p>68</text:p>
          </table:table-cell>
          <table:table-cell office:value-type="float" office:value="0.44">
            <text:p>0.44</text:p>
          </table:table-cell>
          <table:table-cell table:style-name="ce10"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10" office:value-type="string">
            <text:p>rock &amp; ice</text:p>
          </table:table-cell>
          <table:table-cell office:value-type="string">
            <text:p>frozen solid</text:p>
          </table:table-cell>
          <table:table-cell/>
          <table:table-cell office:value-type="string">
            <text:p>E</text:p>
          </table:table-cell>
          <table:table-cell office:value-type="string">
            <text:p>eris</text:p>
          </table:table-cell>
          <table:table-cell office:value-type="string">
            <text:p>dwarf planet-largest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float" office:value="0.1">
            <text:p>0.10</text:p>
          </table:table-cell>
          <table:table-cell office:value-type="float" office:value="3.9">
            <text:p>3.9</text:p>
          </table:table-cell>
          <table:table-cell office:value-type="float" office:value="6800">
            <text:p>6,800</text:p>
          </table:table-cell>
          <table:table-cell office:value-type="float" office:value="0.0065">
            <text:p>0.0065</text:p>
          </table:table-cell>
          <table:table-cell office:value-type="float" office:value="1.5">
            <text:p>1.5</text:p>
          </table:table-cell>
          <table:table-cell office:value-type="float" office:value="0.09">
            <text:p>0.09</text:p>
          </table:table-cell>
          <table:table-cell office:value-type="float" office:value="5100">
            <text:p>5,100</text:p>
          </table:table-cell>
          <table:table-cell office:value-type="float" office:value="2">
            <text:p>2</text:p>
          </table:table-cell>
          <table:table-cell office:value-type="string">
            <text:p>rock</text:p>
          </table:table-cell>
          <table:table-cell office:value-type="string">
            <text:p>95% CO<text:span text:style-name="T2">2</text:span>, 3% N, 2% other</text:p>
          </table:table-cell>
          <table:table-cell/>
          <table:table-cell office:value-type="string">
            <text:p>F</text:p>
          </table:table-cell>
          <table:table-cell office:value-type="string">
            <text:p>mars</text:p>
          </table:table-cell>
          <table:table-cell/>
        </table:table-row>
        <table:table-row table:style-name="ro4">
          <table:table-cell office:value-type="string">
            <text:p>G</text:p>
          </table:table-cell>
          <table:table-cell table:style-name="ce6" office:value-type="float" office:value="0.002">
            <text:p>0.002</text:p>
          </table:table-cell>
          <table:table-cell office:value-type="float" office:value="2">
            <text:p>2.0</text:p>
          </table:table-cell>
          <table:table-cell office:value-type="float" office:value="2306">
            <text:p>2,306</text:p>
          </table:table-cell>
          <table:table-cell office:value-type="float" office:value="0">
            <text:p>0.0000</text:p>
          </table:table-cell>
          <table:table-cell office:value-type="float" office:value="39">
            <text:p>39</text:p>
          </table:table-cell>
          <table:table-cell office:value-type="float" office:value="0.25">
            <text:p>0.25</text:p>
          </table:table-cell>
          <table:table-cell table:style-name="ce10" office:value-type="float" office:value="0.077">
            <text:p>0.08</text:p>
          </table:table-cell>
          <table:table-cell office:value-type="float" office:value="3">
            <text:p>3</text:p>
          </table:table-cell>
          <table:table-cell table:style-name="ce10" office:value-type="string">
            <text:p>rock &amp; ice</text:p>
          </table:table-cell>
          <table:table-cell office:value-type="string">
            <text:p>trace</text:p>
          </table:table-cell>
          <table:table-cell/>
          <table:table-cell office:value-type="string">
            <text:p>G</text:p>
          </table:table-cell>
          <table:table-cell office:value-type="string">
            <text:p>pluto</text:p>
          </table:table-cell>
          <table:table-cell office:value-type="string">
            <text:p>dwarf planet</text:p>
          </table:table-cell>
        </table:table-row>
        <table:table-row table:style-name="ro4">
          <table:table-cell office:value-type="string">
            <text:p>H</text:p>
          </table:table-cell>
          <table:table-cell table:style-name="ce8" office:value-type="float" office:value="0.000045">
            <text:p>0.000045</text:p>
          </table:table-cell>
          <table:table-cell office:value-type="float" office:value="3.4">
            <text:p>3.4</text:p>
          </table:table-cell>
          <table:table-cell office:value-type="float" office:value="570">
            <text:p>570</text:p>
          </table:table-cell>
          <table:table-cell table:style-name="ce13" office:value-type="float" office:value="0.208">
            <text:p>0.208</text:p>
          </table:table-cell>
          <table:table-cell office:value-type="float" office:value="2.5">
            <text:p>2.5</text:p>
          </table:table-cell>
          <table:table-cell office:value-type="float" office:value="0.09">
            <text:p>0.09</text:p>
          </table:table-cell>
          <table:table-cell table:style-name="ce15" office:value-type="float" office:value="0.099">
            <text:p>0.10</text:p>
          </table:table-cell>
          <table:table-cell office:value-type="float" office:value="0">
            <text:p>0</text:p>
          </table:table-cell>
          <table:table-cell table:style-name="ce10" office:value-type="string">
            <text:p>rock</text:p>
          </table:table-cell>
          <table:table-cell office:value-type="string">
            <text:p>trace</text:p>
          </table:table-cell>
          <table:table-cell/>
          <table:table-cell table:style-name="ce19" office:value-type="string">
            <text:p>H</text:p>
          </table:table-cell>
          <table:table-cell office:value-type="string">
            <text:p>vesta</text:p>
          </table:table-cell>
          <table:table-cell office:value-type="string">
            <text:p>asteroid-largest</text:p>
          </table:table-cell>
        </table:table-row>
        <table:table-row table:style-name="ro4">
          <table:table-cell office:value-type="string">
            <text:p>I</text:p>
          </table:table-cell>
          <table:table-cell table:style-name="ce9" office:value-type="float" office:value="0.00015">
            <text:p>0.00015</text:p>
          </table:table-cell>
          <table:table-cell office:value-type="float" office:value="2">
            <text:p>2.0</text:p>
          </table:table-cell>
          <table:table-cell office:value-type="float" office:value="975">
            <text:p>975</text:p>
          </table:table-cell>
          <table:table-cell table:style-name="ce13" office:value-type="float" office:value="0.081">
            <text:p>0.081</text:p>
          </table:table-cell>
          <table:table-cell office:value-type="float" office:value="2.8">
            <text:p>2.8</text:p>
          </table:table-cell>
          <table:table-cell office:value-type="float" office:value="0.08">
            <text:p>0.08</text:p>
          </table:table-cell>
          <table:table-cell table:style-name="ce10" office:value-type="float" office:value="0.33">
            <text:p>0.33</text:p>
          </table:table-cell>
          <table:table-cell office:value-type="float" office:value="0">
            <text:p>0</text:p>
          </table:table-cell>
          <table:table-cell table:style-name="ce10" office:value-type="string">
            <text:p>rock</text:p>
          </table:table-cell>
          <table:table-cell office:value-type="string">
            <text:p>trace</text:p>
          </table:table-cell>
          <table:table-cell/>
          <table:table-cell office:value-type="string">
            <text:p>I</text:p>
          </table:table-cell>
          <table:table-cell office:value-type="string">
            <text:p>ceres</text:p>
          </table:table-cell>
          <table:table-cell office:value-type="string">
            <text:p>dwarf planet-smallest</text:p>
          </table:table-cell>
        </table:table-row>
        <table:table-row table:style-name="ro4">
          <table:table-cell office:value-type="string">
            <text:p>J</text:p>
          </table:table-cell>
          <table:table-cell office:value-type="float" office:value="15">
            <text:p>15.00</text:p>
          </table:table-cell>
          <table:table-cell office:value-type="float" office:value="1.3">
            <text:p>1.3</text:p>
          </table:table-cell>
          <table:table-cell office:value-type="float" office:value="51000">
            <text:p>51,000</text:p>
          </table:table-cell>
          <table:table-cell table:style-name="ce13" office:value-type="float" office:value="0.023">
            <text:p>0.023</text:p>
          </table:table-cell>
          <table:table-cell office:value-type="float" office:value="19">
            <text:p>19</text:p>
          </table:table-cell>
          <table:table-cell office:value-type="float" office:value="0.05">
            <text:p>0.05</text:p>
          </table:table-cell>
          <table:table-cell office:value-type="float" office:value="29000">
            <text:p>29,000</text:p>
          </table:table-cell>
          <table:table-cell office:value-type="float" office:value="27">
            <text:p>27</text:p>
          </table:table-cell>
          <table:table-cell office:value-type="string">
            <text:p>gas</text:p>
          </table:table-cell>
          <table:table-cell office:value-type="string">
            <text:p>83% H, 15% He, 2% other</text:p>
          </table:table-cell>
          <table:table-cell/>
          <table:table-cell office:value-type="string">
            <text:p>J</text:p>
          </table:table-cell>
          <table:table-cell office:value-type="string">
            <text:p>uranus</text:p>
          </table:table-cell>
          <table:table-cell/>
        </table:table-row>
        <table:table-row table:style-name="ro3">
          <table:table-cell office:value-type="string">
            <text:p>K</text:p>
          </table:table-cell>
          <table:table-cell office:value-type="float" office:value="0.8">
            <text:p>0.80</text:p>
          </table:table-cell>
          <table:table-cell office:value-type="float" office:value="5">
            <text:p>5.0</text:p>
          </table:table-cell>
          <table:table-cell office:value-type="float" office:value="12000">
            <text:p>12,000</text:p>
          </table:table-cell>
          <table:table-cell office:value-type="float" office:value="0">
            <text:p>0.0000</text:p>
          </table:table-cell>
          <table:table-cell table:style-name="ce7" office:value-type="float" office:value="0.7">
            <text:p>0.7</text:p>
          </table:table-cell>
          <table:table-cell office:value-type="float" office:value="0.01">
            <text:p>0.01</text:p>
          </table:table-cell>
          <table:table-cell office:value-type="float" office:value="1350000">
            <text:p>1,350,000</text:p>
          </table:table-cell>
          <table:table-cell office:value-type="float" office:value="0">
            <text:p>0</text:p>
          </table:table-cell>
          <table:table-cell office:value-type="string">
            <text:p>rock</text:p>
          </table:table-cell>
          <table:table-cell office:value-type="string">
            <text:p>96% CO<text:span text:style-name="T2">2</text:span>, 4% N</text:p>
          </table:table-cell>
          <table:table-cell/>
          <table:table-cell office:value-type="string">
            <text:p>K</text:p>
          </table:table-cell>
          <table:table-cell office:value-type="string">
            <text:p>venus</text:p>
          </table:table-cell>
          <table:table-cell/>
        </table:table-row>
        <table:table-row table:style-name="ro4">
          <table:table-cell office:value-type="string">
            <text:p>L</text:p>
          </table:table-cell>
          <table:table-cell office:value-type="float" office:value="320">
            <text:p>320.00</text:p>
          </table:table-cell>
          <table:table-cell office:value-type="float" office:value="1.3">
            <text:p>1.3</text:p>
          </table:table-cell>
          <table:table-cell office:value-type="float" office:value="143000">
            <text:p>143,000</text:p>
          </table:table-cell>
          <table:table-cell table:style-name="ce13" office:value-type="float" office:value="0.065">
            <text:p>0.065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float" office:value="625000">
            <text:p>625,000</text:p>
          </table:table-cell>
          <table:table-cell office:value-type="float" office:value="63">
            <text:p>63</text:p>
          </table:table-cell>
          <table:table-cell office:value-type="string">
            <text:p>gas</text:p>
          </table:table-cell>
          <table:table-cell office:value-type="string">
            <text:p>86% H, 14% He</text:p>
          </table:table-cell>
          <table:table-cell/>
          <table:table-cell office:value-type="string">
            <text:p>L</text:p>
          </table:table-cell>
          <table:table-cell office:value-type="string">
            <text:p>jupiter</text:p>
          </table:table-cell>
          <table:table-cell/>
        </table:table-row>
        <table:table-row table:style-name="ro4">
          <table:table-cell office:value-type="string">
            <text:p>M</text:p>
          </table:table-cell>
          <table:table-cell office:value-type="float" office:value="95">
            <text:p>95.00</text:p>
          </table:table-cell>
          <table:table-cell office:value-type="float" office:value="0.7">
            <text:p>0.7</text:p>
          </table:table-cell>
          <table:table-cell office:value-type="float" office:value="121000">
            <text:p>121,000</text:p>
          </table:table-cell>
          <table:table-cell table:style-name="ce13" office:value-type="float" office:value="0.098">
            <text:p>0.098</text:p>
          </table:table-cell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190000">
            <text:p>190,000</text:p>
          </table:table-cell>
          <table:table-cell office:value-type="float" office:value="47">
            <text:p>47</text:p>
          </table:table-cell>
          <table:table-cell office:value-type="string">
            <text:p>gas</text:p>
          </table:table-cell>
          <table:table-cell office:value-type="string">
            <text:p>94% H, 5 % He, 1% other <text:s text:c="2"/></text:p>
          </table:table-cell>
          <table:table-cell/>
          <table:table-cell office:value-type="string">
            <text:p>M</text:p>
          </table:table-cell>
          <table:table-cell office:value-type="string">
            <text:p>saturn</text:p>
          </table:table-cell>
          <table:table-cell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>
            <text:p>*Oblateness is defined as (Re-Rp)/Re, where Re is the equatorial radius and Rp is the polar radius. <text:s/></text:p>
          </table:table-cell>
          <table:table-cell table:style-name="Default" table:number-columns-repeated="9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>
            <text:p>The smaller the oblateness, the more spherical the object is.</text:p>
          </table:table-cell>
          <table:table-cell table:style-name="Default" table:number-columns-repeated="9"/>
          <table:table-cell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ndard Symbols L" svg:font-family="'Standard Symbols L'" style:font-pitch="variable" style:font-charset="x-symbol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1" number:min-integer-digits="1" number:grouping="true"/>
    </number:number-style>
    <number:number-style style:name="N123">
      <number:number number:decimal-places="3" number:min-integer-digits="1" number:grouping="true"/>
    </number:number-style>
    <number:number-style style:name="N124">
      <number:number number:decimal-places="4" number:min-integer-digits="1" number:grouping="true"/>
    </number:number-style>
    <number:number-style style:name="N125">
      <number:number number:decimal-places="5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3">10/13/2009</text:date>, <text:time>16:3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Christine Simpson</meta:initial-creator>
    <meta:creation-date>2009-10-12T12:40:52</meta:creation-date>
    <dc:creator>Christine Simpson</dc:creator>
    <dc:date>2009-10-13T16:39:00</dc:date>
    <meta:printed-by>Christine Simpson</meta:printed-by>
    <meta:print-date>2009-10-12T16:47:28</meta:print-date>
    <meta:editing-cycles>19</meta:editing-cycles>
    <meta:editing-duration>PT3H48M39S</meta:editing-duration>
    <meta:user-defined meta:name="Info 1"/>
    <meta:user-defined meta:name="Info 2"/>
    <meta:user-defined meta:name="Info 3"/>
    <meta:user-defined meta:name="Info 4"/>
    <meta:document-statistic meta:table-count="2" meta:cell-count="19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tru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269cm" svg:height="7.463cm" chart:class="chart:scatter" chart:column-mapping="1 0" chart:style-name="ch1">
        <chart:title svg:x="4.062cm" svg:y="0.154cm" chart:style-name="ch2">
          <text:p>Question 3</text:p>
        </chart:title>
        <chart:plot-area chart:style-name="ch3" table:cell-range-address="Sheet3.F5:Sheet3.F17 Sheet3.B5:Sheet3.B17" svg:x="0.209cm" svg:y="0.802cm" svg:width="9.853cm" svg:height="6.563cm">
          <chart:axis chart:dimension="x" chart:name="primary-x" chart:style-name="ch4">
            <chart:title svg:x="3.94cm" svg:y="6.943cm" chart:style-name="ch5">
              <text:p>Semimajor axis (AU)</text:p>
            </chart:title>
          </chart:axis>
          <chart:axis chart:dimension="y" chart:name="primary-y" chart:style-name="ch6">
            <chart:title svg:x="0.206cm" svg:y="4.645cm" chart:style-name="ch7">
              <text:p>Mass (M_e)</text:p>
            </chart:title>
            <chart:grid chart:style-name="ch8" chart:class="major"/>
          </chart:axis>
          <chart:series chart:style-name="ch9" chart:values-cell-range-address="Sheet3.B5:Sheet3.B17" chart:class="chart:scatter">
            <chart:domain table:cell-range-address="Sheet3.F5:Sheet3.F17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4">
                <text:p>0.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45">
                <text:p>0.0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8">
                <text:p>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.5">
                <text:p>1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39">
                <text:p>3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.5">
                <text:p>2.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.8">
                <text:p>2.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5">
                <text:p>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118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7.99cm" svg:height="7.009cm" chart:class="chart:scatter" chart:column-mapping="1 0" chart:style-name="ch1">
        <chart:title svg:x="2.923cm" svg:y="0.145cm" chart:style-name="ch2">
          <text:p>Question 4</text:p>
        </chart:title>
        <chart:plot-area chart:style-name="ch3" table:cell-range-address="Sheet3.F5:Sheet3.F17 Sheet3.C5:Sheet3.C17" svg:x="0.116cm" svg:y="0.784cm" svg:width="7.713cm" svg:height="6.145cm">
          <chart:axis chart:dimension="x" chart:name="primary-x" chart:style-name="ch4">
            <chart:title svg:x="2.769cm" svg:y="6.498cm" chart:style-name="ch5">
              <text:p>Semimajor Axis (AU)</text:p>
            </chart:title>
          </chart:axis>
          <chart:axis chart:dimension="y" chart:name="primary-y" chart:style-name="ch6">
            <chart:title svg:x="0.16cm" svg:y="4.771cm" chart:style-name="ch7">
              <text:p>Density (g/cm^3)</text:p>
            </chart:title>
            <chart:grid chart:style-name="ch8" chart:class="major"/>
          </chart:axis>
          <chart:series chart:style-name="ch9" chart:values-cell-range-address="Sheet3.C5:Sheet3.C17" chart:class="chart:scatter">
            <chart:domain table:cell-range-address="Sheet3.F5:Sheet3.F17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4">
                <text:p>0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045">
                <text:p>0.04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.5">
                <text:p>1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.5">
                <text:p>2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.8">
                <text:p>2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9">
                <text:p>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7">
                <text:p>0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0">
                <text:p>10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4">
      <style:chart-properties chart:display-label="true" chart:logarithmic="tru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14cm" svg:height="6.999cm" chart:class="chart:scatter" chart:style-name="ch1">
        <chart:title svg:x="2.935cm" svg:y="0.144cm" chart:style-name="ch2">
          <text:p>Question 5</text:p>
        </chart:title>
        <chart:plot-area chart:style-name="ch3" table:cell-range-address="Sheet3.B5:Sheet3.B17 Sheet3.I5:Sheet3.I17" svg:x="0.119cm" svg:y="0.78cm" svg:width="7.733cm" svg:height="6.139cm">
          <chart:axis chart:dimension="x" chart:name="primary-x" chart:style-name="ch4">
            <chart:title svg:x="3.425cm" svg:y="6.489cm" chart:style-name="ch5">
              <text:p>Mass (M_e)</text:p>
            </chart:title>
          </chart:axis>
          <chart:axis chart:dimension="y" chart:name="primary-y" chart:style-name="ch6">
            <chart:title svg:x="0.161cm" svg:y="4.845cm" chart:style-name="ch7">
              <text:p>Number of Moons</text:p>
            </chart:title>
            <chart:grid chart:style-name="ch8" chart:class="major"/>
          </chart:axis>
          <chart:series chart:style-name="ch9" chart:values-cell-range-address="Sheet3.I5:Sheet3.I17" chart:class="chart:scatter">
            <chart:domain table:cell-range-address="Sheet3.B5:Sheet3.B17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21">
                <text:p>2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05">
                <text:p>0.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02">
                <text:p>0.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00045">
                <text:p>0.000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20">
                <text:p>3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118">
      <number:number number:decimal-places="1" number:min-integer-digits="1"/>
    </number:number-style>
    <number:number-style style:name="N124">
      <number:number number:decimal-places="4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118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 style:data-style-name="N124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7.992cm" svg:height="6.999cm" chart:class="chart:scatter" chart:style-name="ch1">
        <chart:plot-area chart:style-name="ch2" table:cell-range-address="Sheet3.C5:Sheet3.C17 Sheet3.E5:Sheet3.E17" svg:x="0.116cm" svg:y="0.138cm" svg:width="7.714cm" svg:height="6.782cm">
          <chart:axis chart:dimension="x" chart:name="primary-x" chart:style-name="ch3">
            <chart:title svg:x="3.059cm" svg:y="6.489cm" chart:style-name="ch4">
              <text:p>Density (g/cm^3)</text:p>
            </chart:title>
          </chart:axis>
          <chart:axis chart:dimension="y" chart:name="primary-y" chart:style-name="ch5">
            <chart:title svg:x="0.16cm" svg:y="4.061cm" chart:style-name="ch6">
              <text:p>Oblateness</text:p>
            </chart:title>
            <chart:grid chart:style-name="ch7" chart:class="major"/>
          </chart:axis>
          <chart:series chart:style-name="ch8" chart:values-cell-range-address="Sheet3.E5:Sheet3.E17" chart:class="chart:scatter">
            <chart:domain table:cell-range-address="Sheet3.C5:Sheet3.C1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5.5">
                <text:p>5.5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2">
                <text:p>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37">
                <text:p>0.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3.9">
                <text:p>3.9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">
                <text:p>2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.3">
                <text:p>1.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.3">
                <text:p>1.3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0.7">
                <text:p>0.7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4">
      <number:number number:decimal-places="2" number:min-integer-digits="1" number:grouping="true"/>
    </number:number-style>
    <number:number-style style:name="N124">
      <number:number number:decimal-places="4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4">
      <style:chart-properties chart:display-label="true" chart:logarithmic="tru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 style:data-style-name="N124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7.991cm" svg:height="6.999cm" chart:class="chart:scatter" chart:style-name="ch1">
        <chart:plot-area chart:style-name="ch2" table:cell-range-address="Sheet3.B5:Sheet3.B17 Sheet3.E5:Sheet3.E17" svg:x="0.116cm" svg:y="0.138cm" svg:width="7.714cm" svg:height="6.782cm">
          <chart:axis chart:dimension="x" chart:name="primary-x" chart:style-name="ch3">
            <chart:title svg:x="3.876cm" svg:y="6.489cm" chart:style-name="ch4">
              <text:p>Mass</text:p>
            </chart:title>
          </chart:axis>
          <chart:axis chart:dimension="y" chart:name="primary-y" chart:style-name="ch5">
            <chart:title svg:x="0.16cm" svg:y="4.036cm" chart:style-name="ch6">
              <text:p>oblateness</text:p>
            </chart:title>
            <chart:grid chart:style-name="ch7" chart:class="major"/>
          </chart:axis>
          <chart:series chart:style-name="ch8" chart:values-cell-range-address="Sheet3.E5:Sheet3.E17" chart:class="chart:scatter">
            <chart:domain table:cell-range-address="Sheet3.B5:Sheet3.B1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7">
                <text:p>1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21">
                <text:p>2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1">
                <text:p>0.1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.000045">
                <text:p>0.000045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.00015">
                <text:p>0.0001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5">
                <text:p>1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320">
                <text:p>320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95">
                <text:p>95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number:number-style style:name="N124">
      <number:number number: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3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 style:data-style-name="N124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7.992cm" svg:height="6.999cm" chart:class="chart:scatter" chart:column-mapping="1 0" chart:style-name="ch1">
        <chart:plot-area chart:style-name="ch2" table:cell-range-address="Sheet3.I5:Sheet3.I17 Sheet3.E5:Sheet3.E17" svg:x="0.116cm" svg:y="0.138cm" svg:width="7.714cm" svg:height="6.782cm">
          <chart:axis chart:dimension="x" chart:name="primary-x" chart:style-name="ch3">
            <chart:title svg:x="3.442cm" svg:y="6.489cm" chart:style-name="ch4">
              <text:p>N of moons</text:p>
            </chart:title>
          </chart:axis>
          <chart:axis chart:dimension="y" chart:name="primary-y" chart:style-name="ch5">
            <chart:title svg:x="0.16cm" svg:y="4.037cm" chart:style-name="ch6">
              <text:p>oblateness</text:p>
            </chart:title>
            <chart:grid chart:style-name="ch7" chart:class="major"/>
          </chart:axis>
          <chart:series chart:style-name="ch8" chart:values-cell-range-address="Sheet3.E5:Sheet3.E17" chart:class="chart:scatter">
            <chart:domain table:cell-range-address="Sheet3.I5:Sheet3.I1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13">
                <text:p>1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2">
                <text:p>2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0">
                <text:p>0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0">
                <text:p>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7">
                <text:p>2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63">
                <text:p>63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47">
                <text:p>47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